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exp=1,Penal=2,sigmin=1e-3,relax=1e-3</text:p>
          </table:table-cell>
          <table:table-cell table:number-columns-repeated="3"/>
          <table:table-cell office:value-type="string" calcext:value-type="string">
            <text:p><text:s/>rho=0.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5911.15314763458" calcext:value-type="float">
            <text:p>5911.15314763458</text:p>
          </table:table-cell>
          <table:table-cell office:value-type="float" office:value="5911.153148" calcext:value-type="float">
            <text:p>5911.1531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11641.8985510442" calcext:value-type="float">
            <text:p>-11641.8985510442</text:p>
          </table:table-cell>
          <table:table-cell office:value-type="float" office:value="-11641.898553" calcext:value-type="float">
            <text:p>-11641.898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12002.7140394941" calcext:value-type="float">
            <text:p>-12002.7140394941</text:p>
          </table:table-cell>
          <table:table-cell office:value-type="float" office:value="-12002.714039" calcext:value-type="float">
            <text:p>-12002.71403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xp=2,Penal=2,sigmin=1e-3,relax=1e-3</text:p>
          </table:table-cell>
          <table:table-cell table:number-columns-repeated="3"/>
          <table:table-cell office:value-type="string" calcext:value-type="string">
            <text:p><text:s/>rho=0.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4183.1656297632" calcext:value-type="float">
            <text:p>4183.1656297632</text:p>
          </table:table-cell>
          <table:table-cell office:value-type="float" office:value="4183.16563" calcext:value-type="float">
            <text:p>4183.16563</text:p>
          </table:table-cell>
          <table:table-cell table:formula="of:=([.B10]-[.C10])/[.B10]*100" office:value-type="float" office:value="-0.00000000566082050008" calcext:value-type="float">
            <text:p>-5.660820500077E-09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8032.99193766251" calcext:value-type="float">
            <text:p>-8032.99193766251</text:p>
          </table:table-cell>
          <table:table-cell office:value-type="float" office:value="-8032.994641" calcext:value-type="float">
            <text:p>-8032.994641</text:p>
          </table:table-cell>
          <table:table-cell table:formula="of:=([.B11]-[.C11])/[.B11]*100" office:value-type="float" office:value="-0.0000336529342086339" calcext:value-type="float">
            <text:p>-3.36529342086339E-05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8699.67058139029" calcext:value-type="float">
            <text:p>-8699.67058139029</text:p>
          </table:table-cell>
          <table:table-cell office:value-type="float" office:value="-8699.673509" calcext:value-type="float">
            <text:p>-8699.673509</text:p>
          </table:table-cell>
          <table:table-cell table:formula="of:=([.B12]-[.C12])/[.B12]*100" office:value-type="float" office:value="-0.0000336519605712611" calcext:value-type="float">
            <text:p>-3.36519605712611E-0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xp=1,Penal=4,sigmin=1e-3,relax=1e-3</text:p>
          </table:table-cell>
          <table:table-cell table:number-columns-repeated="3"/>
          <table:table-cell office:value-type="string" calcext:value-type="string">
            <text:p><text:s/>rho=0.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5911.15314763458" calcext:value-type="float">
            <text:p>5911.15314763458</text:p>
          </table:table-cell>
          <table:table-cell office:value-type="float" office:value="5911.153148" calcext:value-type="float">
            <text:p>5911.153148</text:p>
          </table:table-cell>
          <table:table-cell table:formula="of:=([.B16]-[.C16])/[.B16]*100" office:value-type="float" office:value="-0.00000000618189580992" calcext:value-type="float">
            <text:p>-6.18189580992439E-09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23283.8011020883" calcext:value-type="float">
            <text:p>-23283.8011020883</text:p>
          </table:table-cell>
          <table:table-cell office:value-type="float" office:value="-23283.801105" calcext:value-type="float">
            <text:p>-23283.801105</text:p>
          </table:table-cell>
          <table:table-cell table:formula="of:=([.B17]-[.C17])/[.B17]*100" office:value-type="float" office:value="-0.00000001250504180796" calcext:value-type="float">
            <text:p>-1.25050418079593E-08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24005.4320789883" calcext:value-type="float">
            <text:p>-24005.4320789883</text:p>
          </table:table-cell>
          <table:table-cell office:value-type="float" office:value="-24005.432079" calcext:value-type="float">
            <text:p>-24005.432079</text:p>
          </table:table-cell>
          <table:table-cell table:formula="of:=([.B18]-[.C18])/[.B18]*100" office:value-type="float" office:value="-0.00000000004885912337" calcext:value-type="float">
            <text:p>-4.88591233662061E-1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exp=1,Penal=2,sigmin=1e-2,relax=1e-3</text:p>
          </table:table-cell>
          <table:table-cell table:number-columns-repeated="3"/>
          <table:table-cell office:value-type="string" calcext:value-type="string">
            <text:p><text:s/>rho=0.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5911.13514763458" calcext:value-type="float">
            <text:p>5911.13514763458</text:p>
          </table:table-cell>
          <table:table-cell office:value-type="float" office:value="5911.135148" calcext:value-type="float">
            <text:p>5911.135148</text:p>
          </table:table-cell>
          <table:table-cell table:formula="of:=([.B22]-[.C22])/[.B22]*100" office:value-type="float" office:value="-0.00000000618191463442" calcext:value-type="float">
            <text:p>-6.18191463441779E-09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11641.8625510442" calcext:value-type="float">
            <text:p>-11641.8625510442</text:p>
          </table:table-cell>
          <table:table-cell office:value-type="float" office:value="-11641.862553" calcext:value-type="float">
            <text:p>-11641.862553</text:p>
          </table:table-cell>
          <table:table-cell table:formula="of:=([.B23]-[.C23])/[.B23]*100" office:value-type="float" office:value="-0.00000001679994511901" calcext:value-type="float">
            <text:p>-1.67999451190135E-08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12002.6780394941" calcext:value-type="float">
            <text:p>-12002.6780394941</text:p>
          </table:table-cell>
          <table:table-cell office:value-type="float" office:value="-12002.678039" calcext:value-type="float">
            <text:p>-12002.678039</text:p>
          </table:table-cell>
          <table:table-cell table:formula="of:=([.B24]-[.C24])/[.B24]*100" office:value-type="float" office:value="0.00000000411686397665" calcext:value-type="float">
            <text:p>4.1168639766519E-0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xp=1,Penal=2,sigmin=1e-3,relax=1e-2</text:p>
          </table:table-cell>
          <table:table-cell table:number-columns-repeated="3"/>
          <table:table-cell office:value-type="string" calcext:value-type="string">
            <text:p><text:s/>rho=0.5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591.113514763458" calcext:value-type="float">
            <text:p>591.113514763458</text:p>
          </table:table-cell>
          <table:table-cell office:value-type="float" office:value="591.113515" calcext:value-type="float">
            <text:p>591.113515</text:p>
          </table:table-cell>
          <table:table-cell table:formula="of:=([.B29]-[.C29])/[.B29]*100" office:value-type="float" office:value="-0.00000004001639035887" calcext:value-type="float">
            <text:p>-4.00163903588739E-08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1164.18625510442" calcext:value-type="float">
            <text:p>-1164.18625510442</text:p>
          </table:table-cell>
          <table:table-cell office:value-type="float" office:value="-1164.186255" calcext:value-type="float">
            <text:p>-1164.186255</text:p>
          </table:table-cell>
          <table:table-cell table:formula="of:=([.B30]-[.C30])/[.B30]*100" office:value-type="float" office:value="0.00000000896919859327" calcext:value-type="float">
            <text:p>8.96919859326828E-09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1200.26780394941" calcext:value-type="float">
            <text:p>-1200.26780394941</text:p>
          </table:table-cell>
          <table:table-cell office:value-type="float" office:value="-1200.267804" calcext:value-type="float">
            <text:p>-1200.267804</text:p>
          </table:table-cell>
          <table:table-cell table:formula="of:=([.B31]-[.C31])/[.B31]*100" office:value-type="float" office:value="-0.00000000421454843431" calcext:value-type="float">
            <text:p>-4.21454843431481E-09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xp=1,Penal=2,sigmin=1e-3,relax=1e-3</text:p>
          </table:table-cell>
          <table:table-cell table:number-columns-repeated="3"/>
          <table:table-cell office:value-type="string" calcext:value-type="string">
            <text:p><text:s/>Rho=0.12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5911.14048096791" calcext:value-type="float">
            <text:p>5911.14048096791</text:p>
          </table:table-cell>
          <table:table-cell office:value-type="float" office:value="5911.140481" calcext:value-type="float">
            <text:p>5911.140481</text:p>
          </table:table-cell>
          <table:table-cell table:formula="of:=([.B36]-[.C36])/[.B36]*100" office:value-type="float" office:value="-0.00000000054292973826" calcext:value-type="float">
            <text:p>-5.42929738259346E-10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48507.8578515729" calcext:value-type="float">
            <text:p>-48507.8578515729</text:p>
          </table:table-cell>
          <table:table-cell office:value-type="float" office:value="-48507.857858" calcext:value-type="float">
            <text:p>-48507.857858</text:p>
          </table:table-cell>
          <table:table-cell table:formula="of:=([.B37]-[.C37])/[.B37]*100" office:value-type="float" office:value="-0.00000001324971243739" calcext:value-type="float">
            <text:p>-1.32497124373881E-08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50011.2557201144" calcext:value-type="float">
            <text:p>-50011.2557201144</text:p>
          </table:table-cell>
          <table:table-cell office:value-type="float" office:value="-50011.25572" calcext:value-type="float">
            <text:p>-50011.25572</text:p>
          </table:table-cell>
          <table:table-cell table:formula="of:=([.B38]-[.C38])/[.B38]*100" office:value-type="float" office:value="0.00000000022877736589" calcext:value-type="float">
            <text:p>2.2877736588609E-1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exp=6,Penal=5,sigmin=2e-3,relax=1e-5</text:p>
          </table:table-cell>
          <table:table-cell table:number-columns-repeated="3"/>
          <table:table-cell office:value-type="string" calcext:value-type="string">
            <text:p><text:s/>Rho=0.15 0.52, no filtering</text:p>
          </table:table-cell>
        </table:table-row>
        <table:table-row table:style-name="ro1">
          <table:table-cell/>
          <table:table-cell office:value-type="string" calcext:value-type="string">
            <text:p>Python</text:p>
          </table:table-cell>
          <table:table-cell office:value-type="string" calcext:value-type="string">
            <text:p>calTop</text:p>
          </table:table-cell>
          <table:table-cell office:value-type="string" calcext:value-type="string">
            <text:p>Diff%</text:p>
          </table:table-cell>
          <table:table-cell/>
        </table:table-row>
        <table:table-row table:style-name="ro1">
          <table:table-cell office:value-type="string" calcext:value-type="string">
            <text:p>Pnorm</text:p>
          </table:table-cell>
          <table:table-cell office:value-type="float" office:value="2162.76935834481" calcext:value-type="float">
            <text:p>2162.76935834481</text:p>
          </table:table-cell>
          <table:table-cell office:value-type="float" office:value="2162.769359" calcext:value-type="float">
            <text:p>2162.769359</text:p>
          </table:table-cell>
          <table:table-cell table:formula="of:=([.B43]-[.C43])/[.B43]*100" office:value-type="float" office:value="-0.0000000302939660184" calcext:value-type="float">
            <text:p>-3.02939660184046E-08</text:p>
          </table:table-cell>
          <table:table-cell/>
        </table:table-row>
        <table:table-row table:style-name="ro1">
          <table:table-cell office:value-type="string" calcext:value-type="string">
            <text:p>dPdrho1</text:p>
          </table:table-cell>
          <table:table-cell office:value-type="float" office:value="-724.314000465399" calcext:value-type="float">
            <text:p>-724.314000465399</text:p>
          </table:table-cell>
          <table:table-cell office:value-type="float" office:value="-724.314008" calcext:value-type="float">
            <text:p>-724.314008</text:p>
          </table:table-cell>
          <table:table-cell table:formula="of:=([.B44]-[.C44])/[.B44]*100" office:value-type="float" office:value="-0.00000104023961853026" calcext:value-type="float">
            <text:p>-1.04023961853026E-06</text:p>
          </table:table-cell>
          <table:table-cell/>
        </table:table-row>
        <table:table-row table:style-name="ro1">
          <table:table-cell office:value-type="string" calcext:value-type="string">
            <text:p>dPdrho2</text:p>
          </table:table-cell>
          <table:table-cell office:value-type="float" office:value="-20586.9225434961" calcext:value-type="float">
            <text:p>-20586.9225434961</text:p>
          </table:table-cell>
          <table:table-cell office:value-type="float" office:value="-20586.922582" calcext:value-type="float">
            <text:p>-20586.922582</text:p>
          </table:table-cell>
          <table:table-cell table:formula="of:=([.B45]-[.C45])/[.B45]*100" office:value-type="float" office:value="-0.00000018703100192597" calcext:value-type="float">
            <text:p>-1.87031001925965E-0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4:59:19.746149421</meta:creation-date>
    <dc:date>2025-11-26T15:20:15.998603979</dc:date>
    <meta:editing-duration>PT20M53S</meta:editing-duration>
    <meta:editing-cycles>9</meta:editing-cycles>
    <meta:generator>LibreOffice/7.3.7.2$Linux_X86_64 LibreOffice_project/30$Build-2</meta:generator>
    <meta:document-statistic meta:table-count="1" meta:cell-count="116" meta:object-count="0"/>
  </office:meta>
</office:document-meta>
</file>